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7.5935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0.449791666666667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8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9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0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8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9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0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8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9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0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commons/lights/snappleVending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bathroom-vent-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east-ceiling-fans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east-ceiling-fans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fablab/vent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office-bathroom/light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laserZone/ceiling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laserZone/vent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machineShop/fans/ceiling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0-20T20:06:43Z</dc:date>
  </office:meta>
</office:document-meta>
</file>